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courier new" svg:font-family="'courier new', courier"/>
  </office:font-face-decls>
  <office:automatic-styles>
    <style:style style:name="Tabelle1" style:family="table">
      <style:table-properties style:width="13.6cm" style:rel-width="80%" table:align="left"/>
    </style:style>
    <style:style style:name="Tabelle1.A" style:family="table-column">
      <style:table-column-properties style:column-width="4.08cm" style:rel-column-width="15726*"/>
    </style:style>
    <style:style style:name="Tabelle1.B" style:family="table-column">
      <style:table-column-properties style:column-width="9.52cm" style:rel-column-width="36698*"/>
    </style:style>
    <style:style style:name="Tabelle1.A1" style:family="table-cell">
      <style:table-cell-properties style:vertical-align="middle" fo:background-color="#003f60" fo:padding="0.049cm" fo:border="1.5pt solid #ffffff">
        <style:background-image/>
      </style:table-cell-properties>
    </style:style>
    <style:style style:name="Tabelle1.A2" style:family="table-cell">
      <style:table-cell-properties style:vertical-align="middle" fo:background-color="#e8e8e8" fo:padding="0.049cm" fo:border="1.5pt solid #ffffff">
        <style:background-image/>
      </style:table-cell-properties>
    </style:style>
    <style:style style:name="P1" style:family="paragraph" style:parent-style-name="Standard">
      <style:paragraph-properties fo:margin-top="0cm" fo:margin-bottom="0.499cm" style:contextual-spacing="false" style:line-height-at-least="0.582cm"/>
      <style:text-properties style:use-window-font-color="true" loext:opacity="0%" style:font-name="Ubuntu" fo:font-weight="normal" officeooo:paragraph-rsid="0022d808" fo:background-color="transparent" style:font-weight-asian="normal" style:font-weight-complex="normal"/>
    </style:style>
    <style:style style:name="P2" style:family="paragraph" style:parent-style-name="Standard">
      <style:paragraph-properties style:line-height-at-least="0.582cm"/>
      <style:text-properties style:use-window-font-color="true" loext:opacity="0%" style:font-name="Ubuntu" fo:font-weight="normal" officeooo:paragraph-rsid="0022d808" fo:background-color="transparent" style:font-weight-asian="normal" style:font-weight-complex="normal"/>
    </style:style>
    <style:style style:name="P3" style:family="paragraph" style:parent-style-name="Standard">
      <style:paragraph-properties style:line-height-at-least="0.582cm"/>
      <style:text-properties style:use-window-font-color="true" loext:opacity="0%" style:font-name="Ubuntu" fo:font-weight="normal" officeooo:rsid="002b807e" officeooo:paragraph-rsid="002b807e" fo:background-color="transparent" style:font-weight-asian="normal" style:font-weight-complex="normal"/>
    </style:style>
    <style:style style:name="P4" style:family="paragraph" style:parent-style-name="Standard">
      <style:paragraph-properties style:line-height-at-least="0.582cm"/>
      <style:text-properties style:use-window-font-color="true" loext:opacity="0%" style:font-name="Ubuntu"/>
    </style:style>
    <style:style style:name="P5" style:family="paragraph" style:parent-style-name="Standard">
      <style:paragraph-properties style:line-height-at-least="0.582cm"/>
      <style:text-properties style:use-window-font-color="true" loext:opacity="0%" style:font-name="Ubuntu" officeooo:paragraph-rsid="0024f934"/>
    </style:style>
    <style:style style:name="P6" style:family="paragraph" style:parent-style-name="Standard">
      <style:paragraph-properties style:line-height-at-least="0.582cm"/>
      <style:text-properties style:use-window-font-color="true" loext:opacity="0%" style:font-name="Ubuntu" fo:font-size="12pt" fo:font-weight="normal" officeooo:paragraph-rsid="0022d808" fo:background-color="transparent" style:font-weight-asian="normal" style:font-weight-complex="normal"/>
    </style:style>
    <style:style style:name="P7" style:family="paragraph" style:parent-style-name="Standard">
      <style:paragraph-properties style:line-height-at-least="0.582cm"/>
      <style:text-properties style:use-window-font-color="true" loext:opacity="0%" style:font-name="Ubuntu" fo:font-size="12pt" fo:font-weight="normal" officeooo:paragraph-rsid="0024f934" fo:background-color="transparent" style:font-weight-asian="normal" style:font-weight-complex="normal"/>
    </style:style>
    <style:style style:name="P8" style:family="paragraph" style:parent-style-name="Standard">
      <style:paragraph-properties style:line-height-at-least="0.582cm"/>
      <style:text-properties style:use-window-font-color="true" loext:opacity="0%" style:font-name="Ubuntu" fo:font-size="12pt" fo:font-weight="normal" officeooo:paragraph-rsid="00254612" fo:background-color="transparent" style:font-weight-asian="normal" style:font-weight-complex="normal"/>
    </style:style>
    <style:style style:name="P9" style:family="paragraph" style:parent-style-name="Standard">
      <style:paragraph-properties style:line-height-at-least="0.582cm"/>
      <style:text-properties style:use-window-font-color="true" loext:opacity="0%" style:font-name="Ubuntu" fo:font-size="12pt" fo:font-weight="normal" officeooo:paragraph-rsid="00277d41" fo:background-color="transparent" style:font-weight-asian="normal" style:font-weight-complex="normal"/>
    </style:style>
    <style:style style:name="P10" style:family="paragraph" style:parent-style-name="Standard">
      <style:paragraph-properties style:line-height-at-least="0.582cm"/>
      <style:text-properties style:use-window-font-color="true" loext:opacity="0%" style:font-name="Ubuntu" fo:font-size="12pt" fo:font-weight="normal" officeooo:paragraph-rsid="002b807e" fo:background-color="transparent" style:font-weight-asian="normal" style:font-weight-complex="normal"/>
    </style:style>
    <style:style style:name="P11" style:family="paragraph" style:parent-style-name="Standard">
      <style:paragraph-properties style:line-height-at-least="0.582cm"/>
      <style:text-properties style:use-window-font-color="true" loext:opacity="0%" style:font-name="Ubuntu" fo:font-size="12pt" fo:font-weight="normal" officeooo:rsid="00277d41" officeooo:paragraph-rsid="00277d41" fo:background-color="transparent" style:font-weight-asian="normal" style:font-weight-complex="normal"/>
    </style:style>
    <style:style style:name="P12" style:family="paragraph" style:parent-style-name="Standard">
      <style:paragraph-properties style:line-height-at-least="0.582cm"/>
      <style:text-properties style:use-window-font-color="true" loext:opacity="0%" style:font-name="Ubuntu" fo:font-size="12pt" fo:font-style="italic" fo:font-weight="normal" officeooo:paragraph-rsid="0022d808" fo:background-color="transparent" style:font-style-asian="italic" style:font-weight-asian="normal" style:font-style-complex="italic" style:font-weight-complex="normal"/>
    </style:style>
    <style:style style:name="P13" style:family="paragraph" style:parent-style-name="Standard">
      <style:paragraph-properties style:line-height-at-least="0.582cm" fo:text-align="center" style:justify-single-word="false"/>
      <style:text-properties fo:color="#468a1a" loext:opacity="100%" style:font-name="Ubuntu" fo:font-weight="bold" fo:background-color="transparent" style:font-weight-asian="bold" style:font-weight-complex="bold"/>
    </style:style>
    <style:style style:name="P14" style:family="paragraph" style:parent-style-name="Standard">
      <style:paragraph-properties style:line-height-at-least="0.582cm"/>
      <style:text-properties style:use-window-font-color="true" loext:opacity="0%" style:font-name="Ubuntu" officeooo:paragraph-rsid="0022fc35"/>
    </style:style>
    <style:style style:name="P15" style:family="paragraph" style:parent-style-name="Standard">
      <style:paragraph-properties style:line-height-at-least="0.582cm"/>
      <style:text-properties style:use-window-font-color="true" loext:opacity="0%" style:font-name="Ubuntu" fo:font-weight="normal" fo:background-color="transparent" style:font-weight-asian="normal" style:font-weight-complex="normal"/>
    </style:style>
    <style:style style:name="P16" style:family="paragraph" style:parent-style-name="Standard">
      <style:paragraph-properties style:line-height-at-least="0.582cm"/>
      <style:text-properties style:use-window-font-color="true" loext:opacity="0%" style:font-name="Ubuntu" fo:font-weight="normal" officeooo:paragraph-rsid="0022d808" fo:background-color="transparent" style:font-weight-asian="normal" style:font-weight-complex="normal"/>
    </style:style>
    <style:style style:name="P17" style:family="paragraph" style:parent-style-name="Standard">
      <style:paragraph-properties style:line-height-at-least="0.582cm"/>
      <style:text-properties style:use-window-font-color="true" loext:opacity="0%" style:font-name="Ubuntu" fo:font-weight="normal" officeooo:rsid="002f9c3e" officeooo:paragraph-rsid="002f9c3e" fo:background-color="transparent" style:font-weight-asian="normal" style:font-weight-complex="normal"/>
    </style:style>
    <style:style style:name="P18" style:family="paragraph" style:parent-style-name="Standard">
      <style:paragraph-properties style:line-height-at-least="0.582cm"/>
      <style:text-properties fo:color="#c9211e" loext:opacity="100%" style:font-name="Ubuntu" fo:font-size="16pt" fo:font-weight="bold" officeooo:paragraph-rsid="0022fc35" fo:background-color="transparent" style:font-size-asian="16pt" style:font-weight-asian="bold" style:font-size-complex="16pt" style:font-weight-complex="bold"/>
    </style:style>
    <style:style style:name="P19" style:family="paragraph" style:parent-style-name="Standard">
      <style:paragraph-properties style:line-height-at-least="0.582cm"/>
      <style:text-properties fo:color="#c9211e" loext:opacity="100%" style:font-name="Ubuntu" fo:font-size="16pt" fo:font-weight="bold" officeooo:paragraph-rsid="0024f934" fo:background-color="transparent" style:font-size-asian="16pt" style:font-weight-asian="bold" style:font-size-complex="16pt" style:font-weight-complex="bold"/>
    </style:style>
    <style:style style:name="P20" style:family="paragraph" style:parent-style-name="Standard">
      <style:paragraph-properties style:line-height-at-least="0.582cm"/>
      <style:text-properties fo:color="#c9211e" loext:opacity="100%" style:font-name="Ubuntu" fo:font-size="16pt" fo:font-weight="bold" officeooo:rsid="00277d41" officeooo:paragraph-rsid="00277d41" fo:background-color="transparent" style:font-size-asian="16pt" style:font-weight-asian="bold" style:font-size-complex="16pt" style:font-weight-complex="bold"/>
    </style:style>
    <style:style style:name="P21" style:family="paragraph" style:parent-style-name="Standard">
      <style:text-properties fo:color="#c9211e" loext:opacity="100%" style:font-name="Ubuntu" fo:font-size="16pt" fo:font-weight="bold" officeooo:rsid="0082a7ef" officeooo:paragraph-rsid="002d8314" style:font-size-asian="16pt" style:font-weight-asian="bold" style:font-size-complex="16pt" style:font-weight-complex="bold"/>
    </style:style>
    <style:style style:name="P22" style:family="paragraph" style:parent-style-name="Standard">
      <style:paragraph-properties style:line-height-at-least="0.582cm"/>
      <style:text-properties fo:color="#c9211e" loext:opacity="100%" style:font-name="Ubuntu" fo:font-size="16pt" fo:font-style="italic" fo:font-weight="bold" officeooo:paragraph-rsid="0022d808" fo:background-color="transparent" style:font-size-asian="16pt" style:font-style-asian="italic" style:font-weight-asian="bold" style:font-size-complex="16pt" style:font-style-complex="italic"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ize="12pt"/>
    </style:style>
    <style:style style:name="P25" style:family="paragraph" style:parent-style-name="Text_20_body">
      <style:paragraph-properties style:line-height-at-least="0.582cm"/>
      <style:text-properties style:use-window-font-color="true" loext:opacity="0%" style:font-name="Ubuntu" fo:font-weight="normal" officeooo:paragraph-rsid="002d8314" fo:background-color="transparent" style:font-weight-asian="normal" style:font-weight-complex="normal"/>
    </style:style>
    <style:style style:name="P26" style:family="paragraph" style:parent-style-name="Text_20_body" style:list-style-name="L1">
      <style:text-properties officeooo:paragraph-rsid="002d8314"/>
    </style:style>
    <style:style style:name="P27" style:family="paragraph" style:parent-style-name="Text_20_body">
      <style:text-properties officeooo:paragraph-rsid="002d8314"/>
    </style:style>
    <style:style style:name="T1" style:family="text">
      <style:text-properties fo:font-size="16pt" style:font-size-asian="16pt" style:font-size-complex="16pt"/>
    </style:style>
    <style:style style:name="T2" style:family="text">
      <style:text-properties fo:font-size="16pt" officeooo:rsid="00234fd8"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2pt"/>
    </style:style>
    <style:style style:name="T5" style:family="text">
      <style:text-properties fo:font-size="12pt" fo:font-weight="normal" fo:background-color="transparent" loext:char-shading-value="0" style:font-weight-asian="normal" style:font-weight-complex="normal"/>
    </style:style>
    <style:style style:name="T6" style:family="text">
      <style:text-properties fo:font-size="12pt" fo:font-weight="normal" officeooo:rsid="001a8acf" fo:background-color="transparent" loext:char-shading-value="0" style:font-weight-asian="normal" style:font-weight-complex="normal"/>
    </style:style>
    <style:style style:name="T7" style:family="text">
      <style:text-properties fo:font-size="12pt" officeooo:rsid="0022d808"/>
    </style:style>
    <style:style style:name="T8" style:family="text">
      <style:text-properties fo:font-size="12pt" fo:font-style="italic" officeooo:rsid="0022fc35" style:font-style-asian="italic" style:font-style-complex="italic"/>
    </style:style>
    <style:style style:name="T9" style:family="text">
      <style:text-properties fo:color="#000000" loext:opacity="100%" fo:font-size="12pt" fo:font-weight="bold" style:font-weight-asian="bold" style:font-weight-complex="bold"/>
    </style:style>
    <style:style style:name="T10" style:family="text">
      <style:text-properties fo:color="#000000" loext:opacity="100%" fo:font-size="12pt" fo:font-weight="bold" officeooo:rsid="0024dab5" style:font-weight-asian="bold" style:font-weight-complex="bold"/>
    </style:style>
    <style:style style:name="T11" style:family="text">
      <style:text-properties fo:font-weight="bold" style:font-weight-asian="bold" style:font-weight-complex="bold"/>
    </style:style>
    <style:style style:name="T12" style:family="text">
      <style:text-properties officeooo:rsid="002b807e"/>
    </style:style>
    <style:style style:name="T13" style:family="text">
      <style:text-properties fo:font-style="italic" officeooo:rsid="0022fc35" style:font-style-asian="italic" style:font-style-complex="italic"/>
    </style:style>
    <style:style style:name="T14" style:family="text">
      <style:text-properties fo:color="#c9211e" loext:opacity="100%" fo:font-size="16pt" fo:font-weight="bold" style:font-size-asian="16pt" style:font-weight-asian="bold" style:font-size-complex="16pt" style:font-weight-complex="bold"/>
    </style:style>
    <style:style style:name="T15" style:family="text">
      <style:text-properties fo:color="#c9211e" loext:opacity="100%" fo:font-size="16pt" fo:font-weight="bold" officeooo:rsid="0024dab5" style:font-size-asian="16pt" style:font-weight-asian="bold" style:font-size-complex="16pt" style:font-weight-complex="bold"/>
    </style:style>
    <style:style style:name="T16" style:family="text">
      <style:text-properties fo:color="#c9211e" loext:opacity="100%" fo:font-size="12pt" fo:font-weight="bold" style:font-weight-asian="bold" style:font-weight-complex="bold"/>
    </style:style>
    <style:style style:name="T17" style:family="text">
      <style:text-properties fo:color="#c9211e" loext:opacity="100%" fo:font-size="12pt" fo:font-weight="bold" officeooo:rsid="0024dab5" style:font-weight-asian="bold" style:font-weight-complex="bold"/>
    </style:style>
    <style:style style:name="T18" style:family="text">
      <style:text-properties fo:color="#ffffff" loext:opacity="100%" fo:font-size="12pt"/>
    </style:style>
    <style:style style:name="T19" style:family="text">
      <style:text-properties style:font-name="courier new" fo:font-size="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My Linux </text:span><text:span text:style-name="T2">hints</text:span></text:p>
      <text:p text:style-name="P15"/>
      <text:p text:style-name="P15"/>
      <text:p text:style-name="P15"/>
      <text:p text:style-name="P21">chmod</text:p>
      <text:p text:style-name="P27">Files have three kinds of permissions: read (<text:span text:style-name="Strong_20_Emphasis">r</text:span>), write (<text:span text:style-name="Strong_20_Emphasis">w</text:span>), execute (<text:span text:style-name="Strong_20_Emphasis">x</text:span>). These are generally represented as in <text:span text:style-name="Strong_20_Emphasis">rwx</text:span>. These permissions affect three groups of owners: user/owner (<text:span text:style-name="Strong_20_Emphasis">u</text:span>), group (<text:span text:style-name="Strong_20_Emphasis">g</text:span>), and others (<text:span text:style-name="Strong_20_Emphasis">o</text:span>).</text:p>
      <text:p text:style-name="P27">As a result, you have the following three groups of three permissions:</text:p>
      <text:p text:style-name="P27"><text:span text:style-name="Strong_20_Emphasis">rwx: rwx: rwx</text:span><text:line-break/><text:span text:style-name="Strong_20_Emphasis"> u:   g:   o</text:span></text:p>
      <text:p text:style-name="P27">pecify all three permission bits for each entity. This digit is the sum of:</text:p>
      <text:list xml:id="list1929281971" text:style-name="L1">
        <text:list-item>
          <text:list>
            <text:list-item>
              <text:list>
                <text:list-item>
                  <text:p text:style-name="P26"><text:span text:style-name="Strong_20_Emphasis">4 </text:span>if read permission is desired </text:p>
                </text:list-item>
                <text:list-item>
                  <text:p text:style-name="P26"><text:span text:style-name="Strong_20_Emphasis">2</text:span> if write permission is desired </text:p>
                </text:list-item>
                <text:list-item>
                  <text:p text:style-name="P26"><text:span text:style-name="Strong_20_Emphasis">1</text:span> if execute permission is desired. </text:p>
                </text:list-item>
              </text:list>
            </text:list-item>
          </text:list>
        </text:list-item>
      </text:list>
      <text:p text:style-name="P27">Thus, <text:span text:style-name="Strong_20_Emphasis">7</text:span> means read/write/execute, <text:span text:style-name="Strong_20_Emphasis">6</text:span> means read/write, and <text:span text:style-name="Strong_20_Emphasis">5</text:span> means read/execute.</text:p>
      <text:p text:style-name="P27">When you apply this to the <text:span text:style-name="Strong_20_Emphasis">chmod</text:span> command, you have to give three digits for each degree of freedom, such as in:</text:p>
      <text:p text:style-name="P25"><text:span text:style-name="Strong_20_Emphasis">$ chmod 755 somefile</text:span><text:line-break/><text:span text:style-name="Strong_20_Emphasis">$ ls -l somefile</text:span><text:line-break/><text:span text:style-name="Strong_20_Emphasis">-rwxr-xr-x 1 student student 1601 Mar 9 15:04 somefile</text:span></text:p>
      <text:p text:style-name="P25"><text:span text:style-name="Strong_20_Emphasis"/></text:p>
      <text:p text:style-name="P18"><text:span text:style-name="T13">Gnome</text:span></text:p>
      <text:p text:style-name="P14"><text:span text:style-name="T5">Installiere gnome-tweaks, die Browser Gnome Shell Integration und die gnome-extensions-app</text:span></text:p>
      <text:p text:style-name="P4"/>
      <text:p text:style-name="P8"><text:span text:style-name="T14">X oder X Window System</text:span> </text:p>
      <text:p text:style-name="P8">Linux-GUI, lädt den Service Display Manager</text:p>
      <text:p text:style-name="P8">A desktop environment consists of a session manager, which starts and maintains the components of the graphical session, and the window manager,</text:p>
      <text:p text:style-name="P8">which controls the placement and movement of windows, window title-bars, and controls.</text:p>
      <text:p text:style-name="P8">Although these can be mixed, generally a set of utilities, session manager, and window manager are used together as a unit, </text:p>
      <text:p text:style-name="P8">and together provide a seamless desktop environment. If the display manager is not started by default in the default runlevel,</text:p>
      <text:p text:style-name="P8">you can start the graphical desktop different way, after logging on to a text-mode console, by running startx from the command line. </text:p>
      <text:p text:style-name="P8"><text:soft-page-break/>Or, you can start the display manager (gdm, lightdm, kdm, xdm, etc.) manually from the command line. This differs from running startx as the</text:p>
      <text:p text:style-name="P8">display managers will project a sign in screen. We discuss them next.</text:p>
      <text:p text:style-name="P8"/>
      <text:p text:style-name="P4"/>
      <text:p text:style-name="P19">Switching Users</text:p>
      <text:p text:style-name="P7">Linux is a true multi-user operating system, which allows more than one user to be simultaneously logged in. </text:p>
      <text:p text:style-name="P7">If more than one person uses the system, it is best for each person to have their own user account and password. This allows for individualized settings, </text:p>
      <text:p text:style-name="P5"><text:span text:style-name="T5">home directories, and other files. Users can take turns using the machine, while keeping everyone's sessions alive, or even be logged in simultaneously </text:span><text:span text:style-name="T6">sessions.</text:span></text:p>
      <text:p text:style-name="P4"/>
      <text:p text:style-name="P1"><text:span text:style-name="T15">Application list for Linux i</text:span><text:span text:style-name="T14">nstall</text:span><text:span text:style-name="T15">ation</text:span><text:span text:style-name="T4"> </text:span></text:p>
      <text:p text:style-name="P10"><text:span text:style-name="T12">Write</text:span> software <text:span text:style-name="T12">list to</text:span> a text file:</text:p>
      <text:p text:style-name="P6">apt list --installed &gt; allthethings.txt</text:p>
      <text:p text:style-name="P6">Install software from a text file:</text:p>
      <text:p text:style-name="P6">[root@host ~]# xargs -a allthethings.txt apt install</text:p>
      <text:p text:style-name="P3">or</text:p>
      <text:p text:style-name="P6">dpkg-query -f '${binary:Package}\n' -W &gt; allthethings.txt</text:p>
      <text:p text:style-name="P6">[root@host ~]# apt-get install &lt; allthethings.txt</text:p>
      <text:p text:style-name="P2"/>
      <text:p text:style-name="P12">Further Detail</text:p>
      <text:p text:style-name="P6">After reinstalling your base Linux system, copy or upload a copy of the ‘allthethings.txt’ file to your system. Please ensure you have installed the same version of your OS on your new or remote system. Once the file has been copied, install the packages from the allthethings.txt file using one of the above noted commands as the root user. The package manager will install all of the packages listed in the ‘allthethings.txt’ file on your system.</text:p>
      <text:p text:style-name="P6"/>
      <text:p text:style-name="P2"><text:span text:style-name="T7">URL: </text:span><text:a xlink:type="simple" xlink:href="https://www.liquidweb.com/kb/how-to-create-a-software-install-list/" text:style-name="Internet_20_link" text:visited-style-name="Visited_20_Internet_20_Link"><text:span text:style-name="T7">h</text:span></text:a><text:a xlink:type="simple" xlink:href="https://www.liquidweb.com/kb/how-to-create-a-software-install-list/" text:style-name="Internet_20_link" text:visited-style-name="Visited_20_Internet_20_Link"><text:span text:style-name="T4">ttps://www.liquidweb.com/kb/how-to-create-a-software-install-list/</text:span></text:a></text:p>
      <text:p text:style-name="P6"/>
      <text:p text:style-name="P20">Firefox Developer Edition Install</text:p>
      <text:p text:style-name="P11">Step 1 Download the firefox*.tar.bz2 file from Mozilla’s website.</text:p>
      <text:p text:style-name="P11">Step 2 Open Terminal.</text:p>
      <text:p text:style-name="P11">Step 3 Navigate to the folder where the file is saved.</text:p>
      <text:p text:style-name="P11">Step 4 Copy firefox*.tar.bz2 file to the /opt folder.</text:p>
      <text:p text:style-name="P11">sudo cp -rp firefox*.tar.bz2 /opt</text:p>
      <text:p text:style-name="P11">Step 5 Delete the downloaded firefox*.tar.bz2 file.</text:p>
      <text:p text:style-name="P11">sudo rm -rf firefox*.tar.bz2</text:p>
      <text:p text:style-name="P11">Step 6 Navigate to the /opt directory.</text:p>
      <text:p text:style-name="P11">cd ~</text:p>
      <text:p text:style-name="P11"><text:soft-page-break/>cd /opt</text:p>
      <text:p text:style-name="P11">Step 7 Un-tar the firefox*.tar.bz2 file in opt folder.</text:p>
      <text:p text:style-name="P11">sudo tar xjf firefox*.tar.bz2</text:p>
      <text:p text:style-name="P11">Step 8 Delete the firefox*.tar.bz2 file in opt folder.</text:p>
      <text:p text:style-name="P11">sudo rm -rf firefox*.tar.bz2</text:p>
      <text:p text:style-name="P11">Step 9 Change ownership of the folder containing Firefox Developer Edition /opt/firefox</text:p>
      <text:p text:style-name="P11">sudo chown -R $USER /opt/firefox</text:p>
      <text:p text:style-name="P11"/>
      <text:p text:style-name="P11">Step 10 Create the Firefox Developer Edition's shortcut</text:p>
      <text:p text:style-name="P11">nano ~/.local/share/applications/firefox_dev.desktop</text:p>
      <text:p text:style-name="P11"/>
      <text:p text:style-name="P11">The content of this file is:</text:p>
      <text:p text:style-name="P11">[Desktop Entry]</text:p>
      <text:p text:style-name="P11">Name=Firefox Developer </text:p>
      <text:p text:style-name="P11">GenericName=Firefox Developer Edition</text:p>
      <text:p text:style-name="P11">Exec=/opt/firefox/firefox %u</text:p>
      <text:p text:style-name="P11">Terminal=false</text:p>
      <text:p text:style-name="P11">Icon=/opt/firefox/browser/chrome/icons/default/default128.png</text:p>
      <text:p text:style-name="P11">Type=Application</text:p>
      <text:p text:style-name="P11">Categories=Application;Network;X-Developer;</text:p>
      <text:p text:style-name="P11">Comment=Firefox Developer Edition Web Browser.</text:p>
      <text:p text:style-name="P11">StartupWMClass=Firefox Developer Edition</text:p>
      <text:p text:style-name="P11"/>
      <text:p text:style-name="P11">Step 10 Mark the launcher as trusted and make it executable.</text:p>
      <text:p text:style-name="P11">chmod +x ~/.local/share/applications/firefox_dev.desktop</text:p>
      <text:p text:style-name="P6"/>
      <text:p text:style-name="P11">URL: <text:a xlink:type="simple" xlink:href="https://dev.to/harrsh2124/how-to-setup-firefox-developer-edition-on-ubuntu-4inp" text:style-name="Internet_20_link" text:visited-style-name="Visited_20_Internet_20_Link">https://dev.to/harrsh2124/how-to-setup-firefox-developer-edition-on-ubuntu-4inp</text:a></text:p>
      <text:p text:style-name="P9"/>
      <text:p text:style-name="P22">How to delete OS from boot menu</text:p>
      <text:p text:style-name="P6">The menu to which you refer is the firmware's built-in boot manager. Its entries are stored in NVRAM, and can be edited by any number of tools in various environments:</text:p>
      <text:p text:style-name="P6">Some EFIs provide a means to do this via their setup utility. Details vary from one system to another, though, and many don't permit you to add or delete boot manager entries.</text:p>
      <text:p text:style-name="P6">The EFI version 2 shell provides a command called bcfg that can do the job. You'd need to do bcfg boot dump -b to see the entries, then bcfg boot rm # to delete entry number # -- # must be the number associated with whatever entry you want to remove. For example, if the entry is Boot0002 Fedora, then # is 2.</text:p>
      <text:p text:style-name="P6"/>
      <text:p text:style-name="P6">In Linux, efibootmgr can do the job: Type efibootmgr or efibootmgr -v to see the entries, then do efibootmgr -b # -B to delete entry #. (You must type these commands as root or using sudo.)</text:p>
      <text:p text:style-name="P6">In Windows, the EasyUEFI tool should be able to handle the job, although I've only toyed with it briefly, so I can't give detailed instructions.</text:p>
      <text:p text:style-name="P2"/>
      <text:p text:style-name="P17"><text:soft-page-break/>Bash Basics</text:p>
      <text:p text:style-name="P17"/>
      <table:table table:name="Tabelle1" table:style-name="Tabelle1">
        <table:table-column table:style-name="Tabelle1.A"/>
        <table:table-column table:style-name="Tabelle1.B"/>
        <table:table-row table:style-name="TableLine93981501811792">
          <table:table-cell table:style-name="Tabelle1.A1" office:value-type="string">
            <text:p text:style-name="P23"><text:span text:style-name="Strong_20_Emphasis"><text:span text:style-name="T18">Character</text:span></text:span></text:p>
          </table:table-cell>
          <table:table-cell table:style-name="Tabelle1.A1" office:value-type="string">
            <text:p text:style-name="P23"><text:span text:style-name="Strong_20_Emphasis"><text:span text:style-name="T18">Description</text:span></text:span></text:p>
          </table:table-cell>
        </table:table-row>
        <table:table-row table:style-name="TableLine93981501811792">
          <table:table-cell table:style-name="Tabelle1.A2" office:value-type="string">
            <text:p text:style-name="Table_20_Contents"><text:span text:style-name="Strong_20_Emphasis"><text:span text:style-name="T19">#</text:span></text:span></text:p>
          </table:table-cell>
          <table:table-cell table:style-name="Tabelle1.A2" office:value-type="string">
            <text:p text:style-name="Table_20_Contents"><text:span text:style-name="T4">Used to add a comment, except when used as </text:span><text:span text:style-name="Strong_20_Emphasis"><text:span text:style-name="T19">\#</text:span></text:span><text:span text:style-name="T4">, or as </text:span><text:span text:style-name="Strong_20_Emphasis"><text:span text:style-name="T19">#!</text:span></text:span><text:span text:style-name="T4"> when starting a script</text:span></text:p>
          </table:table-cell>
        </table:table-row>
        <table:table-row table:style-name="TableLine93981501811792">
          <table:table-cell table:style-name="Tabelle1.A2" office:value-type="string">
            <text:p text:style-name="Table_20_Contents"><text:span text:style-name="Strong_20_Emphasis"><text:span text:style-name="T19">\</text:span></text:span></text:p>
          </table:table-cell>
          <table:table-cell table:style-name="Tabelle1.A2" office:value-type="string">
            <text:p text:style-name="P24">Used at the end of a line to indicate continuation on to the next line</text:p>
          </table:table-cell>
        </table:table-row>
        <table:table-row table:style-name="TableLine93981501811792">
          <table:table-cell table:style-name="Tabelle1.A2" office:value-type="string">
            <text:p text:style-name="Table_20_Contents"><text:span text:style-name="Strong_20_Emphasis"><text:span text:style-name="T19">;</text:span></text:span></text:p>
          </table:table-cell>
          <table:table-cell table:style-name="Tabelle1.A2" office:value-type="string">
            <text:p text:style-name="P24">Used to interpret what follows as a new command to be executed next</text:p>
          </table:table-cell>
        </table:table-row>
        <table:table-row table:style-name="TableLine93981501811792">
          <table:table-cell table:style-name="Tabelle1.A2" office:value-type="string">
            <text:p text:style-name="Table_20_Contents"><text:span text:style-name="Strong_20_Emphasis"><text:span text:style-name="T19">$</text:span></text:span></text:p>
          </table:table-cell>
          <table:table-cell table:style-name="Tabelle1.A2" office:value-type="string">
            <text:p text:style-name="P24">Indicates what follows is an environment variable</text:p>
          </table:table-cell>
        </table:table-row>
        <table:table-row table:style-name="TableLine93981501811792">
          <table:table-cell table:style-name="Tabelle1.A2" office:value-type="string">
            <text:p text:style-name="Table_20_Contents"><text:span text:style-name="Strong_20_Emphasis"><text:span text:style-name="T19">&gt;</text:span></text:span></text:p>
          </table:table-cell>
          <table:table-cell table:style-name="Tabelle1.A2" office:value-type="string">
            <text:p text:style-name="P24">Redirect output</text:p>
          </table:table-cell>
        </table:table-row>
        <table:table-row table:style-name="TableLine93981501811792">
          <table:table-cell table:style-name="Tabelle1.A2" office:value-type="string">
            <text:p text:style-name="Table_20_Contents"><text:span text:style-name="Strong_20_Emphasis"><text:span text:style-name="T19">&gt;&gt;</text:span></text:span></text:p>
          </table:table-cell>
          <table:table-cell table:style-name="Tabelle1.A2" office:value-type="string">
            <text:p text:style-name="P24">Append output</text:p>
          </table:table-cell>
        </table:table-row>
        <table:table-row table:style-name="TableLine93981501811792">
          <table:table-cell table:style-name="Tabelle1.A2" office:value-type="string">
            <text:p text:style-name="Table_20_Contents"><text:span text:style-name="Strong_20_Emphasis"><text:span text:style-name="T19">&lt;</text:span></text:span></text:p>
          </table:table-cell>
          <table:table-cell table:style-name="Tabelle1.A2" office:value-type="string">
            <text:p text:style-name="P24">Redirect input</text:p>
          </table:table-cell>
        </table:table-row>
        <table:table-row table:style-name="TableLine93981501811792">
          <table:table-cell table:style-name="Tabelle1.A2" office:value-type="string">
            <text:p text:style-name="Table_20_Contents"><text:span text:style-name="Strong_20_Emphasis"><text:span text:style-name="T19">|</text:span></text:span></text:p>
          </table:table-cell>
          <table:table-cell table:style-name="Tabelle1.A2" office:value-type="string">
            <text:p text:style-name="P24">Used to pipe the result into the next command</text:p>
          </table:table-cell>
        </table:table-row>
      </table:table>
      <text:p text:style-name="Text_20_body"> </text:p>
      <text:p text:style-name="P17"/>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courier new" svg:font-family="'courier new', 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7:57:25.086655200</meta:creation-date>
    <dc:date>2022-04-07T01:56:15.751650536</dc:date>
    <meta:editing-duration>PT4H42M37S</meta:editing-duration>
    <meta:editing-cycles>18</meta:editing-cycles>
    <meta:generator>LibreOffice/7.3.2.2$Linux_X86_64 LibreOffice_project/454130fadb9a820d3728b86ccb63c8f359d70528</meta:generator>
    <meta:document-statistic meta:table-count="1" meta:image-count="0" meta:object-count="0" meta:page-count="4" meta:paragraph-count="97" meta:word-count="922" meta:character-count="5783" meta:non-whitespace-character-count="4945"/>
  </office:meta>
</office:document-meta>
</file>